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Rubik" svg:font-family="Rubik" style:font-pitch="variable"/>
    <style:font-face style:name="SimSun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rsid="002adba0" officeooo:paragraph-rsid="002c1363" style:font-size-asian="10.5pt" style:font-size-complex="10.5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1d7fb8" style:font-size-asian="10.5pt" style:font-size-complex="10.5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331c8f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0.5pt" officeooo:paragraph-rsid="001d7fb8" style:font-size-asian="10.5pt" style:font-size-complex="10.5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0.5pt" officeooo:rsid="000ac111" officeooo:paragraph-rsid="001d7fb8" style:font-size-asian="10.5pt" style:font-size-complex="10.5pt"/>
    </style:style>
    <style:style style:name="P11" style:family="paragraph" style:parent-style-name="UrbanBody">
      <style:paragraph-properties fo:text-align="start" style:justify-single-word="false">
        <style:tab-stops/>
      </style:paragraph-properties>
      <style:text-properties style:font-name="Arial" fo:font-size="10.5pt" style:font-size-complex="10.5pt"/>
    </style:style>
    <style:style style:name="P12" style:family="paragraph" style:parent-style-name="UrbanBody">
      <style:text-properties style:font-name="Arial" fo:font-size="9pt" style:font-size-asian="9pt" style:font-size-complex="9pt"/>
    </style:style>
    <style:style style:name="P13" style:family="paragraph" style:parent-style-name="UrbanBody">
      <style:text-properties style:font-name="Arial" fo:font-size="9pt" officeooo:paragraph-rsid="0029853c" style:font-size-asian="9pt" style:font-size-complex="9pt"/>
    </style:style>
    <style:style style:name="P14" style:family="paragraph" style:parent-style-name="UrbanBody">
      <style:text-properties style:font-name="Arial" fo:font-size="14pt" style:font-size-asian="14pt" style:font-size-complex="14pt"/>
    </style:style>
    <style:style style:name="P15" style:family="paragraph" style:parent-style-name="Urban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UrbanBody">
      <style:paragraph-properties fo:text-align="start" style:justify-single-word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UrbanBody">
      <style:paragraph-properties fo:text-align="justify" style:justify-single-word="false"/>
      <style:text-properties style:font-name="Arial" fo:font-size="10pt" style:text-underline-style="none" officeooo:rsid="001fdf67" style:font-size-asian="10pt" style:font-size-complex="10pt"/>
    </style:style>
    <style:style style:name="P18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219cbc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1d7fb8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margin-top="0.12cm" fo:margin-bottom="0.011cm" loext:contextual-spacing="false"/>
    </style:style>
    <style:style style:name="P21" style:family="paragraph" style:parent-style-name="UrbanTitle">
      <style:paragraph-properties fo:text-align="center" style:justify-single-word="false"/>
      <style:text-properties style:font-name="Arial" fo:font-size="14pt" fo:font-style="normal" style:text-underline-style="none" officeooo:rsid="001d7fb8" officeooo:paragraph-rsid="0026fcb0" style:font-size-asian="14pt" style:font-style-asian="normal" style:font-size-complex="14pt" style:font-style-complex="normal"/>
    </style:style>
    <style:style style:name="P22" style:family="paragraph" style:parent-style-name="UrbanBody">
      <style:paragraph-properties fo:text-align="end" style:justify-single-word="false"/>
      <style:text-properties style:font-name="Arial" fo:font-size="10.5pt" officeooo:paragraph-rsid="00339cf7" style:font-size-asian="10.5pt" style:font-size-complex="10.5pt"/>
    </style:style>
    <style:style style:name="P23" style:family="paragraph" style:parent-style-name="UrbanBody">
      <style:paragraph-properties fo:text-align="start" style:justify-single-word="false"/>
      <style:text-properties style:font-name="Arial" fo:font-size="10.5pt" officeooo:paragraph-rsid="00339cf7" style:font-size-asian="10.5pt" style:font-size-complex="10.5pt"/>
    </style:style>
    <style:style style:name="P24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339cf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Frame_20_contents">
      <style:paragraph-properties fo:text-align="start" style:justify-single-word="false"/>
      <style:text-properties style:font-name="Arial" fo:font-size="12pt" officeooo:paragraph-rsid="00339cf7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officeooo:rsid="001d7fb8" officeooo:paragraph-rsid="00339cf7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officeooo:paragraph-rsid="00339cf7" style:font-size-asian="11pt" style:font-size-complex="11pt"/>
    </style:style>
    <style:style style:name="P2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39cf7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1d7f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c111" style:font-weight-asian="bold" style:font-weight-complex="bold"/>
    </style:style>
    <style:style style:name="T8" style:family="text">
      <style:text-properties fo:font-weight="bold" officeooo:rsid="002c1363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ac111"/>
    </style:style>
    <style:style style:name="T11" style:family="text">
      <style:text-properties style:text-underline-style="solid" style:text-underline-width="auto" style:text-underline-color="font-color" officeooo:rsid="001f24bd"/>
    </style:style>
    <style:style style:name="T12" style:family="text">
      <style:text-properties fo:font-variant="normal" fo:text-transform="none" style:use-window-font-color="true" fo:font-weight="bold" officeooo:rsid="000ac111" style:font-weight-asian="bold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officeooo:rsid="001e047b" style:font-size-asian="10.5pt" style:font-size-complex="10.5pt"/>
    </style:style>
    <style:style style:name="T15" style:family="text">
      <style:text-properties officeooo:rsid="001d7fb8"/>
    </style:style>
    <style:style style:name="T16" style:family="text">
      <style:text-properties officeooo:rsid="000ac111"/>
    </style:style>
    <style:style style:name="T17" style:family="text">
      <style:text-properties officeooo:rsid="00219cbc"/>
    </style:style>
    <style:style style:name="T18" style:family="text">
      <style:text-properties officeooo:rsid="00230862"/>
    </style:style>
    <style:style style:name="T19" style:family="text">
      <style:text-properties officeooo:rsid="0018b47b"/>
    </style:style>
    <style:style style:name="T20" style:family="text">
      <style:text-properties style:font-name="Rubik" fo:font-size="10pt" fo:font-style="normal" style:text-underline-style="none" fo:font-weight="normal" officeooo:rsid="0018b47b" style:font-size-asian="10pt" style:font-style-asian="normal" style:font-weight-asian="normal" style:font-size-complex="10pt" style:font-weight-complex="normal"/>
    </style:style>
    <style:style style:name="T21" style:family="text">
      <style:text-properties officeooo:rsid="00362119"/>
    </style:style>
    <style:style style:name="T22" style:family="text">
      <style:text-properties fo:color="#800000" fo:background-color="#ffff00" loext:char-shading-value="0"/>
    </style:style>
    <style:style style:name="T23" style:family="text">
      <style:text-properties fo:color="#800000" officeooo:rsid="003208fc" fo:background-color="#ffff00" loext:char-shading-value="0"/>
    </style:style>
    <style:style style:name="T24" style:family="text">
      <style:text-properties fo:color="#800000" officeooo:rsid="00325888" fo:background-color="#ffff00" loext:char-shading-value="0"/>
    </style:style>
    <style:style style:name="T25" style:family="text">
      <style:text-properties fo:color="#800000" officeooo:rsid="00328886" fo:background-color="#ffff00" loext:char-shading-value="0"/>
    </style:style>
    <style:style style:name="T2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7"><office:annotation><dc:creator>Gauthier Bastien</dc:creator><dc:date>2011-01-13T14:56:41</dc:date><text:p text:style-name="P29"><text:span text:style-name="T30">do text</text:span></text:p><text:p text:style-name="P29"><text:span text:style-name="T3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8"><text:span text:style-name="Police_20_par_20_défaut"><text:span text:style-name="T26"><text:text-input text:description="">tool.getCityName()</text:text-input></text:span></text:span><text:span text:style-name="T27">, le </text:span><text:span text:style-name="T27"><text:text-input text:description="">licence_view.format_date()</text:text-input></text:span></text:p>
            <text:p text:style-name="P25"><text:span text:style-name="T2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9"><text:s/></text:span><text:span text:style-name="T28"><text:conditional-text text:condition="ooow:&quot;view.do_mailing()&quot;" text:string-value-if-true="&quot;mailed_data.name1&quot;" text:string-value-if-false="">mailed_data.name1</text:conditional-text></text:span><text:span text:style-name="T29"><text:s/></text:span><text:span text:style-name="T28"><text:conditional-text text:condition="ooow:&quot;view.do_mailing()&quot;" text:string-value-if-true="&quot;mailed_data.name2&quot;" text:string-value-if-false="">mailed_data.name2</text:conditional-text></text:span><text:span text:style-name="T29"><text:line-break/></text:span><text:span text:style-name="T28"><text:conditional-text text:condition="ooow:&quot;view.do_mailing()&quot;" text:string-value-if-true="&quot;mailed_data.street&quot;" text:string-value-if-false="">mailed_data.street</text:conditional-text></text:span><text:span text:style-name="T28">, </text:span><text:span text:style-name="T28"><text:conditional-text text:condition="ooow:&quot;view.do_mailing()&quot;" text:string-value-if-true="&quot;mailed_data.number&quot;" text:string-value-if-false="">mailed_data.number</text:conditional-text></text:span><text:span text:style-name="T29"><text:line-break/></text:span><text:span text:style-name="T28"><text:conditional-text text:condition="ooow:&quot;view.do_mailing()&quot;" text:string-value-if-true="&quot;mailed_data.zipcode&quot;" text:string-value-if-false="">mailed_data.zipcode</text:conditional-text></text:span><text:span text:style-name="T28"> </text:span><text:span text:style-name="T2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6"/>
      <text:p text:style-name="P21">Permis d'urbanisme octroyé par le Fonctionnaire délégué :</text:p>
      <text:p text:style-name="P21">implantation et cautionnement</text:p>
      <text:p text:style-name="P14"/>
      <text:p text:style-name="P13">Agent traitant : <text:span text:style-name="T21"><text:text-input text:description="">self.getFoldermanagers()[0].getName1()</text:text-input></text:span><text:span text:style-name="T21"><text:s/></text:span><text:span text:style-name="T21"><text:text-input text:description="">self.getFoldermanagers()[0].getName2()</text:text-input></text:span></text:p>
      <text:p text:style-name="P12"><office:annotation><dc:creator>Gauthier Bastien</dc:creator><dc:date>2011-01-13T14:56:41</dc:date><text:p text:style-name="P29"><text:span text:style-name="T31">do text</text:span></text:p><text:p text:style-name="P29"><text:span text:style-name="T31">from document(at=reference, format='odt')</text:span></text:p></office:annotation>Import depuis reference.odt</text:p>
      <text:p text:style-name="P3"><office:annotation><dc:creator>Gauthier Bastien</dc:creator><dc:date>2011-02-16T16:12:24</dc:date><text:p text:style-name="P29"><text:span text:style-name="T33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9"><text:span text:style-name="T32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3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5"><text:span text:style-name="T8">Référence c</text:span><text:span text:style-name="T6">adastr</text:span><text:span text:style-name="T8">ale</text:span> : <text:text-input text:description="Parcelles">self.getPortionOutsText()</text:text-input></text:p>
      <text:p text:style-name="P3"/>
      <text:p text:style-name="P3"/>
      <text:p text:style-name="P2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3"/>
      <text:p text:style-name="P9">Conformément <text:span text:style-name="T15">au Code du Développement Territorial</text:span>, <text:span text:style-name="T15">le Fonctionnaire délégué vous a octroyé un permis d'urbanisme pour </text:span><text:span text:style-name="T15"><text:text-input text:description="Objet des travaux">self.getLicenceSubject()</text:text-input></text:span><text:span text:style-name="T15">, sis </text:span><text:span text:style-name="T15"><text:text-input text:description="Situation des travaux">self.getWorkLocationSignaletic()</text:text-input></text:span><text:span text:style-name="T15">.</text:span></text:p>
      <text:p text:style-name="P9"/>
      <text:p text:style-name="P6">Ce permis d'urbanisme a été octroyé moyennant le respect des conditions suivantes :<text:line-break/><text:span text:style-name="T22">….</text:span></text:p>
      <text:p text:style-name="P6"/>
      <text:p text:style-name="P6">De plus, avant le début des travaux, plusieurs conditions seront à remplir, à savoir :<text:line-break/></text:p>
      <text:p text:style-name="P7"><text:span text:style-name="T16">a) </text:span><text:span text:style-name="T10">réaliser un cautionnement</text:span><text:span text:style-name="T16">, QUINZE JOURS AVANT LE COMMENCEMENT DES TRAVAUX, d’un montant de </text:span><text:span text:style-name="T25">A PAYER</text:span><text:span text:style-name="T16"> </text:span><text:span text:style-name="T7">euros</text:span><text:span text:style-name="T16"> conformément au règlement sur le cautionnement des permis d’urbanisme. La communication à préciser est : </text:span><text:span text:style-name="T7">« </text:span><text:span text:style-name="T12"><text:text-input text:description="">self.getReference()</text:text-input></text:span><text:span text:style-name="T12"><text:s/></text:span><text:span text:style-name="T7">» .</text:span></text:p>
      <text:p text:style-name="P10">A défaut de dépôt de la caution, le Collège communal se réserve le droit de faire placer les scellés par un vérificateur assermenté pour non respect de la présente.</text:p>
      <text:p text:style-name="P10"/>
      <text:p text:style-name="P10">b) <text:span text:style-name="T9">réaliser, à votre demande</text:span>, 15 JOURS AVANT LE COMMENCEMENT DES TRAVAUX, <text:span text:style-name="T9">un état des lieux</text:span> contradictoire par le Service Travaux de la Commune. A défaut d’une telle demande, il ne pourra s’en prévaloir en décharge de responsabilité.</text:p>
      <text:p text:style-name="P10"/>
      <text:p text:style-name="P10">c) <text:span text:style-name="T9">de réaliser</text:span>, QUINZE JOURS AVANT LE COMMENCEMENT DES TRAVAUX, <text:span text:style-name="T9">un plan d’implantation côté en deux exemplaires,</text:span><text:span text:style-name="T3"> </text:span><text:span text:style-name="T5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9"/>
      <text:p text:style-name="P18">d) introduire, à l'attention du Collège communal, une demande de raccordement à l'égout public communal (voir modèle de courrier en annexe).</text:p>
      <text:p text:style-name="P18"/>
      <text:p text:style-name="P18"><text:span text:style-name="T17">Vous devrez</text:span> afficher le document « avis d'octroi d'un permis d'urbanisme » <text:span text:style-name="T18">pendant toute la durée du chantier</text:span>, tel qu’indiqué dans celui-ci, et prévenir l'Échevinat de l'Urbanisme du début et de la fin des travaux, au moyen du talon ci-joint.</text:p>
      <text:p text:style-name="P19"/>
      <text:p text:style-name="P19"><text:span text:style-name="T17">A</text:span> la fin des travaux, compléter et renvoyer le document « cadastre » au SPF Finances – <text:span text:style-name="T23">ADRESSE</text:span></text:p>
      <text:p text:style-name="P11"><text:soft-page-break/></text:p>
      <text:p text:style-name="P23">Vous souhaitant bonne réception de cette lettre et de ces annexes, nous vous prions d'agréer, <text:span text:style-name="T28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8"/>
      <text:p text:style-name="P4"/>
      <text:p text:style-name="P4"><office:annotation><dc:creator>Gauthier Bastien</dc:creator><dc:date>2011-01-13T14:56:41</dc:date><text:p text:style-name="P29"><text:span text:style-name="T31">do text</text:span></text:p><text:p text:style-name="P29"><text:span text:style-name="T31">from document(at=signatures, format='odt')</text:span></text:p></office:annotation><text:span text:style-name="T1">Import depuis signatures.odt</text:span></text:p>
      <text:p text:style-name="P17"/>
      <text:p text:style-name="P16"/>
      <text:p text:style-name="P15"><text:span text:style-name="T9">Annexe</text:span><text:span text:style-name="T11">s</text:span><text:span text:style-name="T9"> : </text:span><text:line-break/><text:span text:style-name="T24">ANNEXES A LA LETTR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Rubik" svg:font-family="Rubik" style:font-pitch="variable"/>
    <style:font-face style:name="SimSun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26:38.664997171</dc:date>
    <dc:language>fr-FR</dc:language>
    <meta:editing-cycles>114</meta:editing-cycles>
    <meta:editing-duration>P1DT9H30M43S</meta:editing-duration>
    <meta:document-statistic meta:table-count="1" meta:image-count="0" meta:object-count="0" meta:page-count="2" meta:paragraph-count="26" meta:word-count="407" meta:character-count="2870" meta:non-whitespace-character-count="2513"/>
    <meta:user-defined meta:name="Info 1"/>
    <meta:user-defined meta:name="Info 2"/>
    <meta:user-defined meta:name="Info 3"/>
    <meta:user-defined meta:name="Info 4"/>
  </office:meta>
</office:document-meta>
</file>